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13H00M00S" calcext:value-type="time">
            <text:p>113:00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Tournament Plataforms and types</text:p>
          </table:table-cell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Configuring php, composer, laravel and htaccess for production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Cadastro e aprovação de torneios (com recorrência)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Edição de Torneios e Insights (back e front)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5]-[.B6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6]-[.B6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7]-[.B6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8]-[.B6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9]-[.B69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23:56:33.43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10T01:58:21.159000000</dc:date>
    <meta:editing-duration>P7DT15H53M33S</meta:editing-duration>
    <meta:editing-cycles>155</meta:editing-cycles>
    <meta:generator>LibreOffice/7.2.5.2$Windows_X86_64 LibreOffice_project/499f9727c189e6ef3471021d6132d4c694f357e5</meta:generator>
    <meta:document-statistic meta:table-count="1" meta:cell-count="326" meta:object-count="0"/>
  </office:meta>
</office:document-meta>
</file>